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3c91d" officeooo:paragraph-rsid="000d8cbb"/>
    </style:style>
    <style:style style:name="P2" style:family="paragraph" style:parent-style-name="Header">
      <style:paragraph-properties fo:text-align="center" style:justify-single-word="false"/>
      <style:text-properties officeooo:paragraph-rsid="000d8cbb"/>
    </style:style>
    <style:style style:name="P3" style:family="paragraph" style:parent-style-name="Standard">
      <style:paragraph-properties fo:text-align="center" style:justify-single-word="false"/>
      <style:text-properties officeooo:rsid="000d8cbb" officeooo:paragraph-rsid="000d8cbb"/>
    </style:style>
    <style:style style:name="P4" style:family="paragraph" style:parent-style-name="Standard">
      <style:text-properties officeooo:paragraph-rsid="000d8cbb"/>
    </style:style>
    <style:style style:name="P5" style:family="paragraph" style:parent-style-name="Standard">
      <style:text-properties officeooo:rsid="000ee35f" officeooo:paragraph-rsid="000ee35f"/>
    </style:style>
    <style:style style:name="T1" style:family="text">
      <style:text-properties officeooo:rsid="0013c91d"/>
    </style:style>
    <style:style style:name="T2" style:family="text">
      <style:text-properties officeooo:rsid="000d8cbb"/>
    </style:style>
    <style:style style:name="T3" style:family="text">
      <style:text-properties officeooo:rsid="000ece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DME</text:p>
      <text:p text:style-name="Standard"/>
      <text:p text:style-name="Standard">------------How To Use--------------</text:p>
      <text:p text:style-name="P5">Demonstration video link</text:p>
      <text:p text:style-name="P5"><text:a xlink:type="simple" xlink:href="https://youtu.be/Kx8-je8Ok6c" text:style-name="Internet_20_link" text:visited-style-name="Visited_20_Internet_20_Link">https://youtu.be/Kx8-je8Ok6c</text:a></text:p>
      <text:p text:style-name="P5"/>
      <text:p text:style-name="Standard"/>
      <text:p text:style-name="Standard">go into the release folder</text:p>
      <text:p text:style-name="Standard"/>
      <text:p text:style-name="Standard">run main.exe</text:p>
      <text:p text:style-name="Standard"/>
      <text:p text:style-name="Standard">The program will launch, the camera position will be looking down on the scene, to change the camera position along <text:span text:style-name="T2">the effects listed below</text:span>:</text:p>
      <text:p text:style-name="P4"><text:span text:style-name="T2">1</text:span>-key changes camera position</text:p>
      <text:p text:style-name="P4"><text:span text:style-name="T2">2</text:span>-key changes camera position</text:p>
      <text:p text:style-name="P4"><text:span text:style-name="T2">3</text:span>-key changes camera position</text:p>
      <text:p text:style-name="P4"><text:span text:style-name="T2">4</text:span>-key changes camera position</text:p>
      <text:p text:style-name="P4"><text:span text:style-name="T2">5</text:span>-key <text:span text:style-name="T2">focus on the fire</text:span></text:p>
      <text:p text:style-name="P4"><text:span text:style-name="T2">6</text:span>-key <text:span text:style-name="T2">toggle post processing effect</text:span></text:p>
      <text:p text:style-name="P4"><text:span text:style-name="T2">7</text:span>-key <text:span text:style-name="T2">remove post processing effect and add contrast</text:span></text:p>
      <text:p text:style-name="P4"><text:span text:style-name="T2">8</text:span> -key <text:span text:style-name="T2">decrease light spot rang</text:span><text:span text:style-name="T3">e</text:span></text:p>
      <text:p text:style-name="P4"><text:span text:style-name="T2">9</text:span>-key <text:span text:style-name="T2">increase light spot range</text:span></text:p>
      <text:p text:style-name="P4"><text:span text:style-name="T2">0</text:span>-key <text:span text:style-name="T2">reset camera to original position</text:span></text:p>
      <text:p text:style-name="P4"><text:span text:style-name="T2">W</text:span>-key <text:span text:style-name="T2">change light spot positive</text:span></text:p>
      <text:p text:style-name="P4"><text:span text:style-name="T2">A</text:span>-key<text:span text:style-name="T2"> move light spot left</text:span></text:p>
      <text:p text:style-name="P4"><text:span text:style-name="T2">S</text:span>-key <text:span text:style-name="T2">change light spot negative</text:span></text:p>
      <text:p text:style-name="P4"><text:span text:style-name="T2">D</text:span> -key <text:span text:style-name="T2">move light spot right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c91d" officeooo:paragraph-rsid="000d8cbb"/>
    </style:style>
    <style:style style:name="MP2" style:family="paragraph" style:parent-style-name="Header">
      <style:paragraph-properties fo:text-align="center" style:justify-single-word="false"/>
      <style:text-properties officeooo:paragraph-rsid="000d8cbb"/>
    </style:style>
    <style:style style:name="MT1" style:family="text"/>
    <style:style style:name="MT2" style:family="text">
      <style:text-properties officeooo:rsid="0013c9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omeo Mcdonald</text:p>
        <text:p text:style-name="MP1"><text:a xlink:type="simple" xlink:href="mailto:40441375@live.napier.ac.uk" text:style-name="Internet_20_link" text:visited-style-name="Visited_20_Internet_20_Link">40441375@live.napier.ac.uk</text:a></text:p>
        <text:p text:style-name="MP2"><text:span text:style-name="MT2">Edinburgh Napier University – Computer Graphics (</text:span>SET08116<text:span text:style-name="MT2">)</text:span>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5T05:10:45.067000000</meta:creation-date>
    <dc:date>2023-05-05T05:21:14.605000000</dc:date>
    <meta:editing-duration>PT7M55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4" meta:word-count="121" meta:character-count="818" meta:non-whitespace-character-count="720"/>
  </office:meta>
</office:document-meta>
</file>